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4" style:family="graphic" style:parent-style-name="standard">
      <style:graphic-properties draw:fill="solid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marker-end="Arrow" draw:marker-end-width="0.203cm" draw:fill="none" draw:textarea-vertical-align="middle"/>
    </style:style>
    <style:style style:name="gr6" style:family="graphic" style:parent-style-name="objectwithoutfill">
      <style:graphic-properties draw:stroke="dash" draw:stroke-dash="Fine_20_Dashed" svg:stroke-width="0.025cm" draw:marker-start-width="0.229cm" draw:marker-end="" draw:marker-end-width="0.254cm" draw:fill="none" draw:textarea-vertical-align="middle" fo:padding-top="0.112cm" fo:padding-bottom="0.112cm" fo:padding-left="0.237cm" fo:padding-right="0.237cm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paragraph-properties fo:text-align="center"/>
      <style:text-properties fo:font-size="8pt" style:font-size-asian="8pt" style:font-size-complex="8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text-style-name="P1" draw:layer="layout" svg:width="4.337cm" svg:height="0.806cm" svg:x="1.212cm" svg:y="1.145cm">
          <draw:text-box>
            <text:p text:style-name="P1"><text:span text:style-name="T1">Snapshot recipes</text:span></text:p>
          </draw:text-box>
        </draw:frame>
        <draw:frame draw:style-name="gr1" draw:text-style-name="P1" draw:layer="layout" svg:width="4.223cm" svg:height="0.806cm" svg:x="1.243cm" svg:y="5.763cm">
          <draw:text-box>
            <text:p text:style-name="P1"><text:span text:style-name="T1">Segment recipes</text:span></text:p>
          </draw:text-box>
        </draw:frame>
        <draw:g>
          <draw:custom-shape draw:style-name="gr2" draw:text-style-name="P2" draw:layer="layout" svg:width="2.794cm" svg:height="0.508cm" svg:x="2.27cm" svg:y="2.497cm">
            <text:p text:style-name="P2"><text:span text:style-name="T2">Segment fingerprin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794cm" svg:height="0.508cm" svg:x="2.27cm" svg:y="3.005cm">
            <text:p text:style-name="P2"><text:span text:style-name="T2">Offse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794cm" svg:height="0.508cm" svg:x="2.27cm" svg:y="3.513cm">
            <text:p text:style-name="P2"><text:span text:style-name="T2">Siz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794cm" svg:height="0.508cm" svg:x="2.27cm" svg:y="4.021cm">
            <text:p text:style-name="P2"><text:span text:style-name="T2">Data pointe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2" draw:layer="layout" svg:width="2.794cm" svg:height="0.508cm" svg:x="2.27cm" svg:y="7.123cm">
            <text:p text:style-name="P2"><text:span text:style-name="T2">Block fingerprin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794cm" svg:height="0.508cm" svg:x="2.27cm" svg:y="7.631cm">
            <text:p text:style-name="P2"><text:span text:style-name="T2">Offse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794cm" svg:height="0.508cm" svg:x="2.27cm" svg:y="8.139cm">
            <text:p text:style-name="P2"><text:span text:style-name="T2">Size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2.794cm" svg:height="0.508cm" svg:x="2.27cm" svg:y="8.647cm">
            <text:p text:style-name="P2"><text:span text:style-name="T2">Data pointer</text:span></text:p>
            <draw:enhanced-geometry svg:viewBox="0 0 21600 21600" draw:type="rectangle" draw:enhanced-path="M 0 0 L 21600 0 21600 21600 0 21600 0 0 Z N"/>
          </draw:custom-shape>
        </draw:g>
        <draw:custom-shape draw:style-name="gr2" draw:text-style-name="P3" draw:layer="layout" svg:width="2.159cm" svg:height="1.27cm" svg:x="9.382cm" svg:y="2.143cm">
          <text:p text:style-name="P3"><text:span text:style-name="T3">Snapshot 1</text:span></text:p>
          <draw:enhanced-geometry svg:viewBox="0 0 21600 21600" draw:glue-points="10800 0 0 10800 10800 21600 21600 10800" draw:text-areas="0 0 21600 ?f11" draw:mirror-vertical="false" draw:mirror-horizont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layer="layout" svg:width="2.159cm" svg:height="1.27cm" svg:x="14.589cm" svg:y="2.143cm">
          <text:p text:style-name="P3"><text:span text:style-name="T3">Snapshot 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4.064cm" svg:height="2.54cm" svg:x="1.635cm" svg:y="2.27cm">
          <text:p/>
          <draw:enhanced-geometry svg:viewBox="0 0 21600 21600" draw:text-areas="800 800 20800 20800" draw:type="round-rectangular-callout" draw:modifiers="38864.0590405904 4122.7863046044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2.159cm" svg:height="1.27cm" svg:x="7.985cm" svg:y="6.588cm">
          <text:p text:style-name="P3"><text:span text:style-name="T3">Segment 1</text:span></text:p>
          <draw:enhanced-geometry svg:viewBox="0 0 21600 21600" draw:glue-points="10800 0 0 10800 10800 21600 21600 10800" draw:text-areas="0 0 21600 ?f11" draw:mirror-vertical="false" draw:mirror-horizont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layer="layout" svg:width="2.159cm" svg:height="1.27cm" svg:x="12.303cm" svg:y="6.588cm">
          <text:p text:style-name="P3"><text:span text:style-name="T3">Segment 2</text:span></text:p>
          <draw:enhanced-geometry svg:viewBox="0 0 21600 21600" draw:glue-points="10800 0 0 10800 10800 21600 21600 10800" draw:text-areas="0 0 21600 ?f11" draw:mirror-vertical="false" draw:mirror-horizont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3" draw:layer="layout" svg:width="2.159cm" svg:height="1.27cm" svg:x="16.494cm" svg:y="6.588cm">
          <text:p text:style-name="P3"><text:span text:style-name="T3">Segment 2</text:span><text:span text:style-name="T4">'</text:span></text:p>
          <draw:enhanced-geometry svg:viewBox="0 0 21600 21600" draw:glue-points="10800 0 0 10800 10800 21600 21600 10800" draw:text-areas="0 0 21600 ?f11" draw:mirror-vertical="false" draw:mirror-horizont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4" draw:layer="layout" svg:width="3.937cm" svg:height="2.667cm" svg:x="1.635cm" svg:y="6.842cm">
          <text:p/>
          <draw:enhanced-geometry svg:viewBox="0 0 21600 21600" draw:text-areas="800 800 20800 20800" draw:type="round-rectangular-callout" draw:modifiers="31582.7323514474 3335.532233883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3.101cm" svg:height="0.806cm" svg:x="1.328cm" svg:y="10.525cm">
          <draw:text-box>
            <text:p text:style-name="P1"><text:span text:style-name="T1">Data blocks</text:span></text:p>
          </draw:text-box>
        </draw:frame>
        <draw:custom-shape draw:style-name="gr4" draw:text-style-name="P4" draw:layer="layout" svg:width="0.635cm" svg:height="0.635cm" svg:x="6.715cm" svg:y="11.4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635cm" svg:height="0.635cm" svg:x="9.255cm" svg:y="11.4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635cm" svg:height="0.635cm" svg:x="11.795cm" svg:y="11.4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635cm" svg:height="0.635cm" svg:x="14.335cm" svg:y="11.4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635cm" svg:height="0.635cm" svg:x="16.875cm" svg:y="11.4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0.635cm" svg:height="0.635cm" svg:x="19.288cm" svg:y="11.4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4" draw:layer="layout" svg:x1="10.525cm" svg:y1="3.413cm" svg:x2="9.001cm" svg:y2="6.588cm">
          <text:p/>
        </draw:line>
        <draw:line draw:style-name="gr5" draw:text-style-name="P4" draw:layer="layout" svg:x1="10.525cm" svg:y1="3.414cm" svg:x2="13.446cm" svg:y2="6.588cm">
          <text:p/>
        </draw:line>
        <draw:line draw:style-name="gr5" draw:text-style-name="P4" draw:layer="layout" svg:x1="15.605cm" svg:y1="3.413cm" svg:x2="9.382cm" svg:y2="6.588cm">
          <text:p/>
        </draw:line>
        <draw:line draw:style-name="gr5" draw:text-style-name="P4" draw:layer="layout" svg:x1="15.605cm" svg:y1="3.413cm" svg:x2="17.637cm" svg:y2="6.588cm">
          <text:p/>
        </draw:line>
        <draw:line draw:style-name="gr5" draw:text-style-name="P4" draw:layer="layout" svg:x1="9.001cm" svg:y1="7.858cm" svg:x2="7.096cm" svg:y2="11.287cm">
          <text:p/>
        </draw:line>
        <draw:line draw:style-name="gr5" draw:text-style-name="P4" draw:layer="layout" svg:x1="9.001cm" svg:y1="7.858cm" svg:x2="9.636cm" svg:y2="11.287cm">
          <text:p/>
        </draw:line>
        <draw:line draw:style-name="gr5" draw:text-style-name="P4" draw:layer="layout" svg:x1="13.319cm" svg:y1="7.858cm" svg:x2="12.049cm" svg:y2="11.287cm">
          <text:p/>
        </draw:line>
        <draw:line draw:style-name="gr5" draw:text-style-name="P4" draw:layer="layout" svg:x1="13.319cm" svg:y1="7.858cm" svg:x2="14.589cm" svg:y2="11.287cm">
          <text:p/>
        </draw:line>
        <draw:line draw:style-name="gr5" draw:text-style-name="P4" draw:layer="layout" svg:x1="13.319cm" svg:y1="7.858cm" svg:x2="17.129cm" svg:y2="11.287cm">
          <text:p/>
        </draw:line>
        <draw:line draw:style-name="gr5" draw:text-style-name="P4" draw:layer="layout" svg:x1="17.637cm" svg:y1="7.858cm" svg:x2="19.669cm" svg:y2="11.287cm">
          <text:p/>
        </draw:line>
        <draw:line draw:style-name="gr5" draw:text-style-name="P4" draw:layer="layout" svg:x1="17.637cm" svg:y1="7.858cm" svg:x2="12.303cm" svg:y2="11.287cm">
          <text:p/>
        </draw:line>
        <draw:line draw:style-name="gr5" draw:text-style-name="P4" draw:layer="layout" svg:x1="17.637cm" svg:y1="7.858cm" svg:x2="14.843cm" svg:y2="11.287cm">
          <text:p/>
        </draw:line>
        <draw:line draw:style-name="gr6" draw:text-style-name="P4" draw:layer="layout" svg:x1="1.254cm" svg:y1="5.318cm" svg:x2="19.669cm" svg:y2="5.318cm">
          <text:p/>
        </draw:line>
        <draw:line draw:style-name="gr6" draw:text-style-name="P4" draw:layer="layout" svg:x1="1.255cm" svg:y1="10.218cm" svg:x2="19.67cm" svg:y2="10.218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808080" draw:marker-start-width="0.279cm" draw:marker-start-center="false" draw:marker-end-width="0.279cm" draw:marker-end-center="false" draw:fill="none" draw:fill-color="#808080" draw:fill-gradient-name="Gradient_20_7" draw:fill-hatch-name="Hatching_20_1" draw:fill-image-name="Bitmape_20_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ei Zhang</meta:initial-creator>
    <meta:creation-date>2012-02-28T13:21:18</meta:creation-date>
    <dc:date>2012-03-09T03:52:50</dc:date>
    <dc:creator>Wei Zhang</dc:creator>
    <meta:editing-duration>PT14H8M3S</meta:editing-duration>
    <meta:editing-cycles>5</meta:editing-cycles>
    <meta:generator>LibreOffice/3.4$Linux LibreOffice_project/340m1$Build-402</meta:generator>
    <meta:document-statistic meta:object-count="40"/>
  </office:meta>
</office:document-meta>
</file>